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1">
            <text:p>Block Name</text:p>
          </table:table-cell>
          <table:table-cell office:value-type="string" table:style-name="ce1">
            <text:p>Pass Block Name</text:p>
          </table:table-cell>
          <table:table-cell office:value-type="string" table:style-name="ce1">
            <text:p>Bypass Block Nam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W43</text:p>
          </table:table-cell>
          <table:table-cell office:value-type="float" office:value="49.540469999999999" table:style-name="ce1">
            <text:p>49.54047</text:p>
          </table:table-cell>
          <table:table-cell office:value-type="float" office:value="58.53463" table:style-name="ce1">
            <text:p>58.53463</text:p>
          </table:table-cell>
          <table:table-cell office:value-type="string" table:style-name="ce2">
            <text:p>2-3</text:p>
          </table:table-cell>
          <table:table-cell office:value-type="string" table:style-name="ce2">
            <text:p>2-2</text:p>
          </table:table-cell>
          <table:table-cell office:value-type="string" table:style-name="ce2">
            <text:p>2-1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SW42</text:p>
          </table:table-cell>
          <table:table-cell office:value-type="float" office:value="51.866489999999999" table:style-name="ce1">
            <text:p>51.86649</text:p>
          </table:table-cell>
          <table:table-cell office:value-type="float" office:value="62.194290000000002" table:style-name="ce1">
            <text:p>62.19429</text:p>
          </table:table-cell>
          <table:table-cell office:value-type="string" table:style-name="ce2">
            <text:p>3-16</text:p>
          </table:table-cell>
          <table:table-cell office:value-type="string" table:style-name="ce2">
            <text:p>1-3</text:p>
          </table:table-cell>
          <table:table-cell office:value-type="string" table:style-name="ce3">
            <text:p>U-60;3-16</text:p>
          </table:table-cell>
          <table:table-cell table:style-name="ce4"/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SW13</text:p>
          </table:table-cell>
          <table:table-cell office:value-type="float" office:value="52.090350000000001" table:style-name="ce1">
            <text:p>52.09035</text:p>
          </table:table-cell>
          <table:table-cell office:value-type="float" office:value="47.772329999999997" table:style-name="ce1">
            <text:p>47.77233</text:p>
          </table:table-cell>
          <table:table-cell office:value-type="string" table:style-name="ce2">
            <text:p>U-59;3-15</text:p>
          </table:table-cell>
          <table:table-cell office:value-type="string" table:style-name="ce2">
            <text:p>U-58;3-14</text:p>
          </table:table-cell>
          <table:table-cell office:value-type="string" table:style-name="ce2">
            <text:p>U-57;3-13</text:p>
          </table:table-cell>
          <table:table-cell table:style-name="ce5"/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SW12</text:p>
          </table:table-cell>
          <table:table-cell office:value-type="float" office:value="55.830869999999997" table:style-name="ce1">
            <text:p>55.83087</text:p>
          </table:table-cell>
          <table:table-cell office:value-type="float" office:value="26.786449999999999" table:style-name="ce1">
            <text:p>26.78645</text:p>
          </table:table-cell>
          <table:table-cell office:value-type="string" table:style-name="ce2">
            <text:p>U-57;3-13</text:p>
          </table:table-cell>
          <table:table-cell office:value-type="string" table:style-name="ce2">
            <text:p>3-8</text:p>
          </table:table-cell>
          <table:table-cell office:value-type="string" table:style-name="ce2">
            <text:p>U-59;3-15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SW11</text:p>
          </table:table-cell>
          <table:table-cell office:value-type="float" office:value="5.7368699999999997" table:style-name="ce1">
            <text:p>5.73687</text:p>
          </table:table-cell>
          <table:table-cell office:value-type="float" office:value="33.994880000000002" table:style-name="ce1">
            <text:p>33.99488</text:p>
          </table:table-cell>
          <table:table-cell office:value-type="string" table:style-name="ce2">
            <text:p>U-51;4-15</text:p>
          </table:table-cell>
          <table:table-cell office:value-type="string" table:style-name="ce2">
            <text:p>U-52;4-16</text:p>
          </table:table-cell>
          <table:table-cell office:value-type="string" table:style-name="ce2">
            <text:p>U-54;1-12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SW21</text:p>
          </table:table-cell>
          <table:table-cell office:value-type="float" office:value="43.50347" table:style-name="ce1">
            <text:p>43.50347</text:p>
          </table:table-cell>
          <table:table-cell office:value-type="float" office:value="91.338120000000004" table:style-name="ce1">
            <text:p>91.33812</text:p>
          </table:table-cell>
          <table:table-cell office:value-type="string" table:style-name="ce2">
            <text:p>U-45;1-8</text:p>
          </table:table-cell>
          <table:table-cell office:value-type="string" table:style-name="ce2">
            <text:p>U-46;1-14</text:p>
          </table:table-cell>
          <table:table-cell office:value-type="string" table:style-name="ce2">
            <text:p>U-47;1-15</text:p>
          </table:table-cell>
          <table:table-cell table:style-name="ce4"/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SW22</text:p>
          </table:table-cell>
          <table:table-cell office:value-type="float" office:value="54.835099999999997" table:style-name="ce1">
            <text:p>54.8351</text:p>
          </table:table-cell>
          <table:table-cell office:value-type="float" office:value="91.348230000000001" table:style-name="ce1">
            <text:p>91.34823</text:p>
          </table:table-cell>
          <table:table-cell office:value-type="string" table:style-name="ce2">
            <text:p>U-44;1-7</text:p>
          </table:table-cell>
          <table:table-cell office:value-type="string" table:style-name="ce2">
            <text:p>U-33;4-3</text:p>
          </table:table-cell>
          <table:table-cell office:value-type="string" table:style-name="ce2">
            <text:p>U-34;4-4</text:p>
          </table:table-cell>
          <table:table-cell table:style-name="ce4"/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SW23</text:p>
          </table:table-cell>
          <table:table-cell office:value-type="float" office:value="75.9422" table:style-name="ce1">
            <text:p>75.9422</text:p>
          </table:table-cell>
          <table:table-cell office:value-type="float" office:value="87.048910000000006" table:style-name="ce1">
            <text:p>87.04891</text:p>
          </table:table-cell>
          <table:table-cell office:value-type="string" table:style-name="ce2">
            <text:p>U-34;4-4</text:p>
          </table:table-cell>
          <table:table-cell office:value-type="string" table:style-name="ce2">
            <text:p>1-3</text:p>
          </table:table-cell>
          <table:table-cell office:value-type="string" table:style-name="ce2">
            <text:p>U-44;1-7</text:p>
          </table:table-cell>
          <table:table-cell table:style-name="ce4"/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SW24</text:p>
          </table:table-cell>
          <table:table-cell office:value-type="float" office:value="69.12903" table:style-name="ce1">
            <text:p>69.12903</text:p>
          </table:table-cell>
          <table:table-cell office:value-type="float" office:value="83.296469999999999" table:style-name="ce1">
            <text:p>83.29647</text:p>
          </table:table-cell>
          <table:table-cell office:value-type="string" table:style-name="ce2">
            <text:p>U-35;1-6</text:p>
          </table:table-cell>
          <table:table-cell office:value-type="string" table:style-name="ce2">
            <text:p>3-4</text:p>
          </table:table-cell>
          <table:table-cell office:value-type="string" table:style-name="ce2">
            <text:p>U-36;1-5</text:p>
          </table:table-cell>
          <table:table-cell table:style-name="ce4"/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SW34</text:p>
          </table:table-cell>
          <table:table-cell office:value-type="float" office:value="77.191950000000006" table:style-name="ce1">
            <text:p>77.19195</text:p>
          </table:table-cell>
          <table:table-cell office:value-type="float" office:value="81.639949999999999" table:style-name="ce1">
            <text:p>81.63995</text:p>
          </table:table-cell>
          <table:table-cell office:value-type="string" table:style-name="ce2">
            <text:p>U-36;1-5</text:p>
          </table:table-cell>
          <table:table-cell office:value-type="string" table:style-name="ce2">
            <text:p>U-37;4-2</text:p>
          </table:table-cell>
          <table:table-cell office:value-type="string" table:style-name="ce2">
            <text:p>3-3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SW33</text:p>
          </table:table-cell>
          <table:table-cell office:value-type="float" office:value="85.829139999999995" table:style-name="ce1">
            <text:p>85.82914</text:p>
          </table:table-cell>
          <table:table-cell office:value-type="float" office:value="79.713989999999995" table:style-name="ce1">
            <text:p>79.71399</text:p>
          </table:table-cell>
          <table:table-cell office:value-type="string" table:style-name="ce2">
            <text:p>U-37;4-2</text:p>
          </table:table-cell>
          <table:table-cell office:value-type="string" table:style-name="ce2">
            <text:p>U-38;5-8</text:p>
          </table:table-cell>
          <table:table-cell office:value-type="string" table:style-name="ce2">
            <text:p>3-1;6-8</text:p>
          </table:table-cell>
          <table:table-cell table:style-name="ce5"/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SW32</text:p>
          </table:table-cell>
          <table:table-cell office:value-type="float" office:value="94.425820000000002" table:style-name="ce1">
            <text:p>94.42582</text:p>
          </table:table-cell>
          <table:table-cell office:value-type="float" office:value="77.653279999999995" table:style-name="ce1">
            <text:p>77.65328</text:p>
          </table:table-cell>
          <table:table-cell office:value-type="string" table:style-name="ce2">
            <text:p>U-38;5-8</text:p>
          </table:table-cell>
          <table:table-cell office:value-type="string" table:style-name="ce2">
            <text:p>U-39;5-7</text:p>
          </table:table-cell>
          <table:table-cell office:value-type="string" table:style-name="ce3">
            <text:p>U-42;5-5</text:p>
          </table:table-cell>
          <table:table-cell table:style-name="ce5"/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SW31</text:p>
          </table:table-cell>
          <table:table-cell office:value-type="float" office:value="102.88166" table:style-name="ce1">
            <text:p>102.88166</text:p>
          </table:table-cell>
          <table:table-cell office:value-type="float" office:value="75.122429999999994" table:style-name="ce1">
            <text:p>75.12243</text:p>
          </table:table-cell>
          <table:table-cell office:value-type="string" table:style-name="ce2">
            <text:p>U-39;5-7</text:p>
          </table:table-cell>
          <table:table-cell office:value-type="string" table:style-name="ce2">
            <text:p>U-40;7-1</text:p>
          </table:table-cell>
          <table:table-cell office:value-type="string" table:style-name="ce2">
            <text:p>U-41;5-6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SW64</text:p>
          </table:table-cell>
          <table:table-cell office:value-type="float" office:value="139.69004000000001" table:style-name="ce1">
            <text:p>139.69004</text:p>
          </table:table-cell>
          <table:table-cell office:value-type="float" office:value="81.47157" table:style-name="ce1">
            <text:p>81.47157</text:p>
          </table:table-cell>
          <table:table-cell office:value-type="string" table:style-name="ce2">
            <text:p>U-27</text:p>
          </table:table-cell>
          <table:table-cell office:value-type="string" table:style-name="ce2">
            <text:p>6-4</text:p>
          </table:table-cell>
          <table:table-cell office:value-type="string" table:style-name="ce2">
            <text:p>6-3</text:p>
          </table:table-cell>
          <table:table-cell table:style-name="ce4"/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SW74</text:p>
          </table:table-cell>
          <table:table-cell office:value-type="float" office:value="148.31003999999999" table:style-name="ce1">
            <text:p>148.31004</text:p>
          </table:table-cell>
          <table:table-cell office:value-type="float" office:value="82.992270000000005" table:style-name="ce1">
            <text:p>82.99227</text:p>
          </table:table-cell>
          <table:table-cell office:value-type="string" table:style-name="ce2">
            <text:p>U-26;8-15</text:p>
          </table:table-cell>
          <table:table-cell office:value-type="string" table:style-name="ce2">
            <text:p>6-2</text:p>
          </table:table-cell>
          <table:table-cell office:value-type="string" table:style-name="ce2">
            <text:p>U-27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SW73</text:p>
          </table:table-cell>
          <table:table-cell office:value-type="float" office:value="141.44864999999999" table:style-name="ce1">
            <text:p>141.44865</text:p>
          </table:table-cell>
          <table:table-cell office:value-type="float" office:value="87.234989999999996" table:style-name="ce1">
            <text:p>87.23499</text:p>
          </table:table-cell>
          <table:table-cell office:value-type="string" table:style-name="ce2">
            <text:p>U-25;8-16</text:p>
          </table:table-cell>
          <table:table-cell office:value-type="string" table:style-name="ce2">
            <text:p>1-4</text:p>
          </table:table-cell>
          <table:table-cell office:value-type="string" table:style-name="ce2">
            <text:p>U-21;8-9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SW72</text:p>
          </table:table-cell>
          <table:table-cell office:value-type="float" office:value="162.62366" table:style-name="ce1">
            <text:p>162.62366</text:p>
          </table:table-cell>
          <table:table-cell office:value-type="float" office:value="90.998199999999997" table:style-name="ce1">
            <text:p>90.9982</text:p>
          </table:table-cell>
          <table:table-cell office:value-type="string" table:style-name="ce2">
            <text:p>U-21;8-9</text:p>
          </table:table-cell>
          <table:table-cell office:value-type="string" table:style-name="ce2">
            <text:p>U-22;8-14</text:p>
          </table:table-cell>
          <table:table-cell office:value-type="string" table:style-name="ce2">
            <text:p>U-25;8-16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SW71</text:p>
          </table:table-cell>
          <table:table-cell office:value-type="float" office:value="173.82590999999999" table:style-name="ce1">
            <text:p>173.82591</text:p>
          </table:table-cell>
          <table:table-cell office:value-type="float" office:value="91.359380000000002" table:style-name="ce1">
            <text:p>91.35938</text:p>
          </table:table-cell>
          <table:table-cell office:value-type="string" table:style-name="ce2">
            <text:p>U-20;8-10</text:p>
          </table:table-cell>
          <table:table-cell office:value-type="string" table:style-name="ce2">
            <text:p>U-19;8-11</text:p>
          </table:table-cell>
          <table:table-cell office:value-type="string" table:style-name="ce2">
            <text:p>U-18;8-12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SW81</text:p>
          </table:table-cell>
          <table:table-cell office:value-type="float" office:value="210.6934" table:style-name="ce1">
            <text:p>210.6934</text:p>
          </table:table-cell>
          <table:table-cell office:value-type="float" office:value="32.741" table:style-name="ce1">
            <text:p>32.741</text:p>
          </table:table-cell>
          <table:table-cell office:value-type="string" table:style-name="ce2">
            <text:p>U-16;7-5</text:p>
          </table:table-cell>
          <table:table-cell office:value-type="string" table:style-name="ce2">
            <text:p>U-13;7-8</text:p>
          </table:table-cell>
          <table:table-cell office:value-type="string" table:style-name="ce2">
            <text:p>U-14;8-5</text:p>
          </table:table-cell>
          <table:table-cell table:style-name="ce4"/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SW82</text:p>
          </table:table-cell>
          <table:table-cell office:value-type="float" office:value="161.03171" table:style-name="ce1">
            <text:p>161.03171</text:p>
          </table:table-cell>
          <table:table-cell office:value-type="float" office:value="26.584299999999999" table:style-name="ce1">
            <text:p>26.5843</text:p>
          </table:table-cell>
          <table:table-cell office:value-type="string" table:style-name="ce2">
            <text:p>U-9;8-1</text:p>
          </table:table-cell>
          <table:table-cell office:value-type="string" table:style-name="ce2">
            <text:p>U-6;5-4</text:p>
          </table:table-cell>
          <table:table-cell office:value-type="string" table:style-name="ce2">
            <text:p>U-8;8-3</text:p>
          </table:table-cell>
          <table:table-cell table:style-name="ce4"/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SW83</text:p>
          </table:table-cell>
          <table:table-cell office:value-type="float" office:value="164.96576999999999" table:style-name="ce1">
            <text:p>164.96577</text:p>
          </table:table-cell>
          <table:table-cell office:value-type="float" office:value="47.861989999999999" table:style-name="ce1">
            <text:p>47.86199</text:p>
          </table:table-cell>
          <table:table-cell office:value-type="string" table:style-name="ce2">
            <text:p>U-8;8-3</text:p>
          </table:table-cell>
          <table:table-cell office:value-type="string" table:style-name="ce2">
            <text:p>U-10;8-2</text:p>
          </table:table-cell>
          <table:table-cell office:value-type="string" table:style-name="ce2">
            <text:p>U-9;8-1</text:p>
          </table:table-cell>
          <table:table-cell table:style-name="ce4"/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SW52</text:p>
          </table:table-cell>
          <table:table-cell office:value-type="float" office:value="167.76389" table:style-name="ce1">
            <text:p>167.76389</text:p>
          </table:table-cell>
          <table:table-cell office:value-type="float" office:value="58.881369999999997" table:style-name="ce1">
            <text:p>58.88137</text:p>
          </table:table-cell>
          <table:table-cell office:value-type="string" table:style-name="ce2">
            <text:p>2-14</text:p>
          </table:table-cell>
          <table:table-cell office:value-type="string" table:style-name="ce2">
            <text:p>2-15</text:p>
          </table:table-cell>
          <table:table-cell office:value-type="string" table:style-name="ce2">
            <text:p>2-16</text:p>
          </table:table-cell>
          <table:table-cell table:style-name="ce4"/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SW51</text:p>
          </table:table-cell>
          <table:table-cell office:value-type="float" office:value="165.03906000000001" table:style-name="ce1">
            <text:p>165.03906</text:p>
          </table:table-cell>
          <table:table-cell office:value-type="float" office:value="62.598759999999999" table:style-name="ce1">
            <text:p>62.59876</text:p>
          </table:table-cell>
          <table:table-cell office:value-type="string" table:style-name="ce2">
            <text:p>U-61;8-4</text:p>
          </table:table-cell>
          <table:table-cell office:value-type="string" table:style-name="ce2">
            <text:p>1-4</text:p>
          </table:table-cell>
          <table:table-cell office:value-type="string" table:style-name="ce2">
            <text:p>U-26;8-15</text:p>
          </table:table-cell>
          <table:table-cell table:style-name="ce5"/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SW84</text:p>
          </table:table-cell>
          <table:table-cell office:value-type="float" office:value="140.59926999999999" table:style-name="ce1">
            <text:p>140.59927</text:p>
          </table:table-cell>
          <table:table-cell office:value-type="float" office:value="55.030760000000001" table:style-name="ce1">
            <text:p>55.03076</text:p>
          </table:table-cell>
          <table:table-cell office:value-type="string" table:style-name="ce2">
            <text:p>2-12</text:p>
          </table:table-cell>
          <table:table-cell office:value-type="string" table:style-name="ce2">
            <text:p>2-11</text:p>
          </table:table-cell>
          <table:table-cell office:value-type="string" table:style-name="ce2">
            <text:p>2-10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SW61</text:p>
          </table:table-cell>
          <table:table-cell office:value-type="float" office:value="135.19309999999999" table:style-name="ce1">
            <text:p>135.1931</text:p>
          </table:table-cell>
          <table:table-cell office:value-type="float" office:value="65.813670000000002" table:style-name="ce1">
            <text:p>65.81367</text:p>
          </table:table-cell>
          <table:table-cell office:value-type="string" table:style-name="ce2">
            <text:p>5-3</text:p>
          </table:table-cell>
          <table:table-cell office:value-type="string" table:style-name="ce2">
            <text:p>5-14</text:p>
          </table:table-cell>
          <table:table-cell office:value-type="string" table:style-name="ce2">
            <text:p>U-5;5-13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SW62</text:p>
          </table:table-cell>
          <table:table-cell office:value-type="float" office:value="127.20665" table:style-name="ce1">
            <text:p>127.20665</text:p>
          </table:table-cell>
          <table:table-cell office:value-type="float" office:value="64.389499999999998" table:style-name="ce1">
            <text:p>64.3895</text:p>
          </table:table-cell>
          <table:table-cell office:value-type="string" table:style-name="ce2">
            <text:p>U-5;5-13</text:p>
          </table:table-cell>
          <table:table-cell office:value-type="string" table:style-name="ce2">
            <text:p>U-4;5-2</text:p>
          </table:table-cell>
          <table:table-cell office:value-type="string" table:style-name="ce2">
            <text:p>4-10;5-1</text:p>
          </table:table-cell>
          <table:table-cell table:style-name="ce4"/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SW63</text:p>
          </table:table-cell>
          <table:table-cell office:value-type="float" office:value="118.73043" table:style-name="ce1">
            <text:p>118.73043</text:p>
          </table:table-cell>
          <table:table-cell office:value-type="float" office:value="62.104219999999998" table:style-name="ce1">
            <text:p>62.10422</text:p>
          </table:table-cell>
          <table:table-cell office:value-type="string" table:style-name="ce2">
            <text:p>U-4;5-2</text:p>
          </table:table-cell>
          <table:table-cell office:value-type="string" table:style-name="ce2">
            <text:p>4-12</text:p>
          </table:table-cell>
          <table:table-cell office:value-type="string" table:style-name="ce2">
            <text:p>4-9</text:p>
          </table:table-cell>
          <table:table-cell table:style-name="ce4"/>
          <table:table-cell table:style-name="ce2"/>
          <table:table-cell table:number-columns-repeated="16376"/>
        </table:table-row>
        <table:table-row table:style-name="ro1">
          <table:table-cell office:value-type="string" table:style-name="ce2">
            <text:p>SW14</text:p>
          </table:table-cell>
          <table:table-cell office:value-type="float" office:value="76.601140000000001" table:style-name="ce1">
            <text:p>76.60114</text:p>
          </table:table-cell>
          <table:table-cell office:value-type="float" office:value="54.874580000000002" table:style-name="ce1">
            <text:p>54.87458</text:p>
          </table:table-cell>
          <table:table-cell office:value-type="string" table:style-name="ce2">
            <text:p>2-5</text:p>
          </table:table-cell>
          <table:table-cell office:value-type="string" table:style-name="ce2">
            <text:p>2-7</text:p>
          </table:table-cell>
          <table:table-cell office:value-type="string" table:style-name="ce2">
            <text:p>2-6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SW41</text:p>
          </table:table-cell>
          <table:table-cell office:value-type="float" office:value="79.228759999999994" table:style-name="ce1">
            <text:p>79.22876</text:p>
          </table:table-cell>
          <table:table-cell office:value-type="float" office:value="64.399860000000004" table:style-name="ce1">
            <text:p>64.39986</text:p>
          </table:table-cell>
          <table:table-cell office:value-type="string" table:style-name="ce2">
            <text:p>U-1;3-6</text:p>
          </table:table-cell>
          <table:table-cell office:value-type="string" table:style-name="ce2">
            <text:p>5-15</text:p>
          </table:table-cell>
          <table:table-cell office:value-type="string" table:style-name="ce2">
            <text:p>4-10;5-1</text:p>
          </table:table-cell>
          <table:table-cell table:style-name="ce5"/>
          <table:table-cell table:style-name="ce2"/>
          <table:table-cell table:number-columns-repeated="16376"/>
        </table:table-row>
        <table:table-row table:number-rows-repeated="2"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11" table:style-name="ro1">
          <table:table-cell table:number-columns-repeated="3" table:style-name="ce2"/>
          <table:table-cell table:number-columns-repeated="16381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828</meta:generator>
    <meta:initial-creator>death </meta:initial-creator>
    <dc:creator>Death</dc:creator>
    <meta:creation-date>2016-02-07T08:17:58Z</meta:creation-date>
    <dc:date>2016-05-18T11:53:22Z</dc:date>
    <meta:editing-cycles>22</meta:editing-cycles>
    <meta:editing-duration>PT5948S</meta:editing-duration>
    <meta:user-defined meta:name="WorkbookGuid">52ebdd92-38eb-4a38-a54a-0625b0647045</meta:user-defined>
  </office:meta>
</office:document-meta>
</file>